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Garamond" svg:font-family="Garamond"/>
    <style:font-face style:name="Garamond Bold" svg:font-family="'Garamond Bold'"/>
    <style:font-face style:name="OpenSymbol" svg:font-family="OpenSymbol"/>
    <style:font-face style:name="Tahoma1" svg:font-family="Tahoma"/>
    <style:font-face style:name="Times New Roman" svg:font-family="'Times New Roman'" style:font-family-generic="roman" style:font-pitch="variable"/>
    <style:font-face style:name="Arial Unicode MS" svg:font-family="'Arial Unicode MS'" style:font-family-generic="swiss" style:font-pitch="variable"/>
    <style:font-face style:name="Chapbook" svg:font-family="Chapbook" style:font-family-generic="swiss" style:font-pitch="variable"/>
    <style:font-face style:name="Garamond2" svg:font-family="Garamond" style:font-family-generic="swiss" style:font-pitch="variable"/>
    <style:font-face style:name="Garamond1" svg:font-family="Garamond" style:font-adornments="Bold" style:font-family-generic="swiss" style:font-pitch="variable"/>
    <style:font-face style:name="Helvetica" svg:font-family="Helvetica"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001cm" table:align="left"/>
    </style:style>
    <style:style style:name="Table1.A" style:family="table-column">
      <style:table-column-properties style:column-width="0.411cm"/>
    </style:style>
    <style:style style:name="Table1.B" style:family="table-column">
      <style:table-column-properties style:column-width="5.59cm"/>
    </style:style>
    <style:style style:name="Table1.A1" style:family="table-cell">
      <style:table-cell-properties style:vertical-align="" fo:padding="0.049cm" fo:border="none"/>
    </style:style>
    <style:style style:name="Table1.B1" style:family="table-cell">
      <style:table-cell-properties style:vertical-align="middle" fo:padding="0.049cm" fo:border="none"/>
    </style:style>
    <style:style style:name="Table2" style:family="table">
      <style:table-properties style:width="12.398cm" fo:break-before="page" table:align="left"/>
    </style:style>
    <style:style style:name="Table2.A" style:family="table-column">
      <style:table-column-properties style:column-width="3.103cm"/>
    </style:style>
    <style:style style:name="Table2.B" style:family="table-column">
      <style:table-column-properties style:column-width="9.296cm"/>
    </style:style>
    <style:style style:name="Table2.A1" style:family="table-cell">
      <style:table-cell-properties style:vertical-align="middle" fo:padding="0.049cm" fo:border="none"/>
    </style:style>
    <style:style style:name="Table3" style:family="table">
      <style:table-properties style:width="3.741cm" table:align="left"/>
    </style:style>
    <style:style style:name="Table3.A" style:family="table-column">
      <style:table-column-properties style:column-width="2.223cm"/>
    </style:style>
    <style:style style:name="Table3.B" style:family="table-column">
      <style:table-column-properties style:column-width="1.519cm"/>
    </style:style>
    <style:style style:name="Table3.1" style:family="table-row">
      <style:table-row-properties style:min-row-height="0.011cm"/>
    </style:style>
    <style:style style:name="Table3.A1" style:family="table-cell">
      <style:table-cell-properties style:vertical-align="" fo:padding="0.049cm" fo:border="none"/>
    </style:style>
    <style:style style:name="Table4" style:family="table">
      <style:table-properties style:width="5.378cm" table:align="left"/>
    </style:style>
    <style:style style:name="Table4.A" style:family="table-column">
      <style:table-column-properties style:column-width="2.223cm"/>
    </style:style>
    <style:style style:name="Table4.B" style:family="table-column">
      <style:table-column-properties style:column-width="3.156cm"/>
    </style:style>
    <style:style style:name="Table4.A1" style:family="table-cell">
      <style:table-cell-properties style:vertical-align="middle" fo:padding="0.049cm" fo:border="none"/>
    </style:style>
    <style:style style:name="P1" style:family="paragraph" style:parent-style-name="Heading_20_1">
      <style:text-properties style:font-name="Chapbook" fo:font-size="48pt" fo:language="de" fo:country="CH" style:font-size-asian="48pt" style:font-size-complex="48pt"/>
    </style:style>
    <style:style style:name="P2" style:family="paragraph" style:parent-style-name="Text_20_body">
      <style:text-properties style:font-name="Garamond2" fo:font-size="8pt" style:font-size-asian="8pt" style:font-size-complex="8pt"/>
    </style:style>
    <style:style style:name="P3" style:family="paragraph" style:parent-style-name="Text_20_body">
      <style:text-properties fo:font-size="10pt" style:font-size-asian="10pt" style:font-size-complex="10pt"/>
    </style:style>
    <style:style style:name="P4" style:family="paragraph" style:parent-style-name="Text_20_body">
      <style:paragraph-properties fo:margin-top="0cm" fo:margin-bottom="0cm"/>
    </style:style>
    <style:style style:name="P5" style:family="paragraph" style:parent-style-name="Heading_20_2">
      <style:paragraph-properties fo:break-before="page"/>
      <style:text-properties style:font-name="Garamond2"/>
    </style:style>
    <style:style style:name="P6" style:family="paragraph" style:parent-style-name="Text_20_body">
      <style:paragraph-properties fo:margin-left="0cm" fo:margin-right="6.482cm" fo:text-indent="0cm" style:auto-text-indent="false"/>
    </style:style>
    <style:style style:name="P7" style:family="paragraph" style:parent-style-name="Heading_20_2">
      <style:paragraph-properties fo:margin-left="0cm" fo:margin-right="6.482cm" fo:text-indent="0cm" style:auto-text-indent="false"/>
    </style:style>
    <style:style style:name="P8" style:family="paragraph" style:parent-style-name="Heading_20_2">
      <style:paragraph-properties fo:margin-left="0cm" fo:margin-right="6.482cm" fo:text-indent="0cm" style:auto-text-indent="false" fo:break-before="page"/>
    </style:style>
    <style:style style:name="P9" style:family="paragraph" style:parent-style-name="Heading_20_3">
      <style:paragraph-properties fo:margin-left="0cm" fo:margin-right="6.482cm" fo:text-indent="0cm" style:auto-text-indent="false"/>
    </style:style>
    <style:style style:name="P10" style:family="paragraph" style:parent-style-name="Table_20_Contents">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Heading">
      <style:paragraph-properties fo:text-align="center" style:justify-single-word="false"/>
    </style:style>
    <style:style style:name="P13" style:family="paragraph" style:parent-style-name="Text_20_body">
      <style:text-properties style:font-name="Garamond2" fo:language="de" fo:country="CH"/>
    </style:style>
    <style:style style:name="P14" style:family="paragraph" style:parent-style-name="Text_20_body">
      <style:text-properties style:font-name="Arial Unicode MS" fo:font-size="10pt" style:font-size-asian="10pt" style:font-size-complex="10pt"/>
    </style:style>
    <style:style style:name="P15" style:family="paragraph" style:parent-style-name="Text_20_body" style:list-style-name="L7">
      <style:paragraph-properties fo:text-align="start" style:justify-single-word="false"/>
    </style:style>
    <style:style style:name="P16" style:family="paragraph" style:parent-style-name="Text_20_body" style:list-style-name="L1">
      <style:paragraph-properties fo:margin-left="0cm" fo:margin-right="6.482cm" fo:margin-top="0cm" fo:margin-bottom="0cm" fo:text-indent="0cm" style:auto-text-indent="false"/>
    </style:style>
    <style:style style:name="P17" style:family="paragraph" style:parent-style-name="Text_20_body" style:list-style-name="L2">
      <style:paragraph-properties fo:margin-left="0cm" fo:margin-right="6.482cm" fo:margin-top="0cm" fo:margin-bottom="0cm" fo:text-indent="0cm" style:auto-text-indent="false"/>
    </style:style>
    <style:style style:name="P18" style:family="paragraph" style:parent-style-name="Text_20_body" style:list-style-name="L3">
      <style:paragraph-properties fo:margin-left="0cm" fo:margin-right="6.482cm" fo:margin-top="0cm" fo:margin-bottom="0cm" fo:text-indent="0cm" style:auto-text-indent="false"/>
    </style:style>
    <style:style style:name="P19" style:family="paragraph" style:parent-style-name="Text_20_body" style:list-style-name="L4">
      <style:paragraph-properties fo:margin-left="0cm" fo:margin-right="6.482cm" fo:margin-top="0cm" fo:margin-bottom="0cm" fo:text-indent="0cm" style:auto-text-indent="false"/>
    </style:style>
    <style:style style:name="P20" style:family="paragraph" style:parent-style-name="Text_20_body" style:list-style-name="L5">
      <style:paragraph-properties fo:margin-left="0cm" fo:margin-right="6.482cm" fo:margin-top="0cm" fo:margin-bottom="0cm" fo:text-indent="0cm" style:auto-text-indent="false"/>
    </style:style>
    <style:style style:name="P21" style:family="paragraph" style:parent-style-name="Text_20_body" style:list-style-name="L6">
      <style:paragraph-properties fo:margin-left="0cm" fo:margin-right="6.482cm" fo:margin-top="0cm" fo:margin-bottom="0cm" fo:text-indent="0cm" style:auto-text-indent="false"/>
    </style:style>
    <style:style style:name="P22" style:family="paragraph" style:parent-style-name="Text_20_body" style:list-style-name="L1">
      <style:paragraph-properties fo:margin-left="0cm" fo:margin-right="6.482cm" fo:text-indent="0cm" style:auto-text-indent="false"/>
    </style:style>
    <style:style style:name="P23" style:family="paragraph" style:parent-style-name="Text_20_body" style:list-style-name="L2">
      <style:paragraph-properties fo:margin-left="0cm" fo:margin-right="6.482cm" fo:text-indent="0cm" style:auto-text-indent="false"/>
    </style:style>
    <style:style style:name="P24" style:family="paragraph" style:parent-style-name="Text_20_body" style:list-style-name="L3">
      <style:paragraph-properties fo:margin-left="0cm" fo:margin-right="6.482cm" fo:text-indent="0cm" style:auto-text-indent="false"/>
    </style:style>
    <style:style style:name="P25" style:family="paragraph" style:parent-style-name="Text_20_body" style:list-style-name="L4">
      <style:paragraph-properties fo:margin-left="0cm" fo:margin-right="6.482cm" fo:text-indent="0cm" style:auto-text-indent="false"/>
    </style:style>
    <style:style style:name="P26" style:family="paragraph" style:parent-style-name="Text_20_body" style:list-style-name="L5">
      <style:paragraph-properties fo:margin-left="0cm" fo:margin-right="6.482cm" fo:text-indent="0cm" style:auto-text-indent="false"/>
    </style:style>
    <style:style style:name="P27" style:family="paragraph" style:parent-style-name="Text_20_body" style:list-style-name="L6">
      <style:paragraph-properties fo:margin-left="0cm" fo:margin-right="6.482cm" fo:text-indent="0cm" style:auto-text-indent="false"/>
    </style:style>
    <style:style style:name="P28" style:family="paragraph" style:parent-style-name="Text_20_body">
      <style:paragraph-properties fo:margin-top="0cm" fo:margin-bottom="0cm"/>
      <style:text-properties fo:font-size="10pt" style:font-size-asian="10pt" style:font-size-complex="10pt"/>
    </style:style>
    <style:style style:name="P29" style:family="paragraph" style:parent-style-name="Text_20_body" style:list-style-name="L7">
      <style:paragraph-properties fo:margin-top="0cm" fo:margin-bottom="0cm"/>
      <style:text-properties style:font-name="Garamond2" fo:font-size="8pt" style:font-size-asian="8pt" style:font-size-complex="8pt"/>
    </style:style>
    <style:style style:name="P30" style:family="paragraph" style:parent-style-name="Heading_20_2">
      <style:paragraph-properties fo:margin-left="0cm" fo:margin-right="6.482cm" fo:text-indent="0cm" style:auto-text-indent="false"/>
    </style:style>
    <style:style style:name="P31" style:family="paragraph" style:parent-style-name="Heading_20_2">
      <style:paragraph-properties fo:margin-left="0cm" fo:margin-right="6.482cm" fo:text-indent="0cm" style:auto-text-indent="false" fo:break-before="page"/>
    </style:style>
    <style:style style:name="T1" style:family="text">
      <style:text-properties fo:font-style="italic"/>
    </style:style>
    <style:style style:name="T2" style:family="text">
      <style:text-properties style:font-name="Garamond2" fo:font-size="8pt" style:font-size-asian="8pt" style:font-size-complex="8pt"/>
    </style:style>
    <style:style style:name="T3" style:family="text">
      <style:text-properties fo:font-size="8pt" style:font-size-asian="8pt" style:font-size-complex="8pt"/>
    </style:style>
    <style:style style:name="T4" style:family="text">
      <style:text-properties fo:font-weight="bold"/>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style:font-name="Arial Unicode MS"/>
    </style:style>
    <style:style style:name="T8" style:family="text">
      <style:text-properties style:font-name="Arial Unicode MS" fo:font-size="10pt" style:font-size-asian="10pt" style:font-size-complex="10pt"/>
    </style:style>
    <style:style style:name="fr1" style:family="graphic" style:parent-style-name="Frame">
      <style:graphic-properties fo:margin-left="0.4cm" fo:margin-right="0cm" fo:margin-top="0cm" fo:margin-bottom="0.4cm" style:vertical-pos="top" style:vertical-rel="paragraph-content" style:horizontal-pos="righ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4cm" fo:margin-right="0cm" fo:margin-top="0cm" fo:margin-bottom="0.4cm" style:vertical-pos="top" style:vertical-rel="paragraph-content" style:horizontal-pos="right" style:horizontal-rel="paragraph" fo:padding="0cm" fo:border="none" style:shadow="non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enctype="multipart/formdata" form:control-implementation="ooo:com.sun.star.form.component.Form" office:target-frame="" xlink:href="http://campaignwiki.org/wiki/MontagInZürich">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er Geist Mesopotamiens</text:h>
      <text:p text:style-name="P13">Dies sind die Regeln für unsere Mesopotamien Runde – die fantastische Welt der Stadtstaaten in Sparta, Athen, Ur, Babylon, Assur, die Welt des Gilgamesch, des trojanischen Krieges, der Odyssee, der Metamorphosen – auf so wenig Platz wie möglich. Der griechisch-mesopotamische Hintergrund bestimmt vor allem die Auswahl der Fertigkeiten.</text:p>
      <text:h text:style-name="P7" text:outline-level="2">Aspekte (Aspects)</text:h>
      <text:p text:style-name="P6"><draw:frame draw:style-name="fr1" draw:name="Frame1" text:anchor-type="paragraph" svg:width="6.001cm" draw:z-index="0"><draw:text-box fo:min-height="0.499cm"><text:p text:style-name="P4"><text:span text:style-name="T5">Herakles ist ein </text:span><text:span text:style-name="T6">Sohn der Götter</text:span><text:span text:style-name="T5"> und </text:span><text:span text:style-name="T6">von Hera verfolgt</text:span><text:span text:style-name="T5">. Er ist </text:span><text:span text:style-name="T6">jähzornig</text:span><text:span text:style-name="T5"> und hat </text:span><text:span text:style-name="T6">übernatürliche Kraft</text:span><text:span text:style-name="T5">. Im Zorn hat er schon manchen Unschuldigen erschlagen und gilt deswegen als </text:span><text:span text:style-name="T6">Mörder</text:span><text:span text:style-name="T5">. Er hat sich vor vielen Jahren </text:span><text:span text:style-name="T6">für den Pfad der Ehre entschieden</text:span><text:span text:style-name="T5">. Somit hat er sechs Aspekte und sechs Schicksalspunkte, die restlichen vier gibt es dann im Laufe des Spieles. </text:span></text:p></draw:text-box></draw:frame>Jeder Charakter hat bis zu zehn Aspekte. Für jeden Aspekt gibt es einen Schicksalspunkt.</text:p>
      <text:p text:style-name="P6">Beispiel für die Charaktererschaffung:</text:p>
      <text:list xml:id="list1807701560" text:style-name="L1">
        <text:list-item>
          <text:p text:style-name="P16">Zwei Aspekte zur Kindheit, zur Kultur, zur Familie</text:p>
        </text:list-item>
        <text:list-item>
          <text:p text:style-name="P16">Zwei Aspekte zur Karriere, zum Beruf, zum Leben</text:p>
        </text:list-item>
        <text:list-item>
          <text:p text:style-name="P16">Zwei Aspekte zur aktuellen Situation, den Ereignissen im letzten Spiel</text:p>
        </text:list-item>
        <text:list-item>
          <text:p text:style-name="P22">Die restlichen Aspekte werden dann im Laufe des Spiels bestimmt.</text:p>
        </text:list-item>
      </text:list>
      <text:h text:style-name="P7" text:outline-level="2">Fertigkeiten (Skills)</text:h>
      <text:p text:style-name="P6"><draw:frame draw:style-name="fr2" draw:name="Frame2" text:anchor-type="paragraph" svg:width="6.001cm" draw:z-index="1"><draw:text-box fo:min-height="0.499cm"><text:p text:style-name="P28">Herakles ist vor allem ein Ringer. Damit er nicht so leicht verletzt wird, wählen wir Athletik. Weil er den Bogen des Apollo trägt, muss er auch gut schiessen können. Da er für seine Keule bekannt ist, geben wir ihm die entsprechende Fertigkeit, obwohl die sonst kaum einer mehr verwendet.</text:p><text:p text:style-name="P28"/><table:table table:name="Table1" table:style-name="Table1"><table:table-column table:style-name="Table1.A"/><table:table-column table:style-name="Table1.B"/><table:table-row><table:table-cell table:style-name="Table1.A1" office:value-type="string"><text:p text:style-name="P11">5</text:p></table:table-cell><table:table-cell table:style-name="Table1.B1" office:value-type="string"><text:p text:style-name="P10">Ringen </text:p></table:table-cell></table:table-row><table:table-row><table:table-cell table:style-name="Table1.A1" office:value-type="string"><text:p text:style-name="P11">4</text:p></table:table-cell><table:table-cell table:style-name="Table1.B1" office:value-type="string"><text:p text:style-name="P10">Athletik, Bogen </text:p></table:table-cell></table:table-row><table:table-row><table:table-cell table:style-name="Table1.A1" office:value-type="string"><text:p text:style-name="P11">3</text:p></table:table-cell><table:table-cell table:style-name="Table1.B1" office:value-type="string"><text:p text:style-name="P10">Akrobatik, Kurzschwert, Keule (neu)</text:p></table:table-cell></table:table-row><table:table-row><table:table-cell table:style-name="Table1.A1" office:value-type="string"><text:p text:style-name="P11">2</text:p></table:table-cell><table:table-cell table:style-name="Table1.B1" office:value-type="string"><text:p text:style-name="P10">Entschlossenheit, Muse (Leier), Streitwagen, Überleben </text:p></table:table-cell></table:table-row><table:table-row><table:table-cell table:style-name="Table1.A1" office:value-type="string"><text:p text:style-name="P11">1</text:p></table:table-cell><table:table-cell table:style-name="Table1.B1" office:value-type="string"><text:p text:style-name="P10">Rhetorik, Mystik, Schleichen, und zwei bleiben noch offen </text:p></table:table-cell></table:table-row></table:table><text:p text:style-name="P3"/></draw:text-box></draw:frame>Bei einem Test würfelt der Spieler mit vier Fudge Würfeln und addiert die passende Fertigkeit, um eine vom Spielleiter gesetzte Schwierigkeit zu erreichen. Das Resultat kann durch den Einsatz von Aspekten und Schicksalspunkten beeinflusst werden.</text:p>
      <text:p text:style-name="P6">Wer keine Fudge Würfel hat, kann auch einen positiven und einen negativen sechsseitigen Würfel zusammenzählen.</text:p>
      <text:p text:style-name="P6">Die benötigte Grundausrüstung für die jeweiligen Fertigkeiten hat man zu Spielbeginn. Wer einen Gegenstand garantiert haben will, muss hierfür einen Trick investieren (siehe unten).</text:p>
      <text:p text:style-name="P6">Jeder Charakter hat die folgenden Fertigkeiten:</text:p>
      <text:list xml:id="list1339574253" text:style-name="L2">
        <text:list-item>
          <text:p text:style-name="P17">eine Fertigkeit mit Wert 5</text:p>
        </text:list-item>
        <text:list-item>
          <text:p text:style-name="P17">zwei Fertigkeiten mit Wert 4</text:p>
        </text:list-item>
        <text:list-item>
          <text:p text:style-name="P17">drei Fertigkeiten mit Wert 3</text:p>
        </text:list-item>
        <text:list-item>
          <text:p text:style-name="P17">vier Fertigkeiten mit Wert 2</text:p>
        </text:list-item>
        <text:list-item>
          <text:p text:style-name="P23">fünf Fertigkeiten mit Wert 1</text:p>
        </text:list-item>
      </text:list>
      <text:p text:style-name="P6">Alle anderen Fertigkeiten werden mit Wert -1 verwendet.</text:p>
      <text:p text:style-name="P6"/>
      <table:table table:name="Table2" table:style-name="Table2">
        <table:table-column table:style-name="Table2.A"/>
        <table:table-column table:style-name="Table2.B"/>
        <table:table-row>
          <table:table-cell table:style-name="Table2.A1" table:number-columns-spanned="2" office:value-type="string">
            <text:p text:style-name="P12">Grundwerte </text:p>
          </table:table-cell>
          <table:covered-table-cell/>
        </table:table-row>
        <table:table-row>
          <table:table-cell table:style-name="Table2.A1" office:value-type="string">
            <text:p text:style-name="Table_20_Contents">Athletik </text:p>
          </table:table-cell>
          <table:table-cell table:style-name="Table2.A1" office:value-type="string">
            <text:p text:style-name="Table_20_Contents">verbessert den Zähler für Gesundheit </text:p>
          </table:table-cell>
        </table:table-row>
        <table:table-row>
          <table:table-cell table:style-name="Table2.A1" office:value-type="string">
            <text:p text:style-name="Table_20_Contents">Entschlossenheit </text:p>
          </table:table-cell>
          <table:table-cell table:style-name="Table2.A1" office:value-type="string">
            <text:p text:style-name="Table_20_Contents">verbessert den Zähler für Fassung </text:p>
          </table:table-cell>
        </table:table-row>
        <table:table-row>
          <table:table-cell table:style-name="Table2.A1" office:value-type="string">
            <text:p text:style-name="Table_20_Contents">Mittel </text:p>
          </table:table-cell>
          <table:table-cell table:style-name="Table2.A1" office:value-type="string">
            <text:p text:style-name="Table_20_Contents">verbessert den Zähler für Vermögen </text:p>
          </table:table-cell>
        </table:table-row>
        <table:table-row>
          <table:table-cell table:style-name="Table2.A1" table:number-columns-spanned="2" office:value-type="string">
            <text:p text:style-name="P12">Kämpfen </text:p>
          </table:table-cell>
          <table:covered-table-cell/>
        </table:table-row>
        <table:table-row>
          <table:table-cell table:style-name="Table2.A1" office:value-type="string">
            <text:p text:style-name="Table_20_Contents">Akrobatik </text:p>
          </table:table-cell>
          <table:table-cell table:style-name="Table2.A1" office:value-type="string">
            <text:p text:style-name="Table_20_Contents">Ausweichen, Bewegung auf dem Schlachtfeld </text:p>
          </table:table-cell>
        </table:table-row>
        <table:table-row>
          <table:table-cell table:style-name="Table2.A1" office:value-type="string">
            <text:p text:style-name="Table_20_Contents">Bogen </text:p>
          </table:table-cell>
          <table:table-cell table:style-name="Table2.A1" office:value-type="string">
            <text:p text:style-name="Table_20_Contents">Fernkampf</text:p>
          </table:table-cell>
        </table:table-row>
        <table:table-row>
          <table:table-cell table:style-name="Table2.A1" office:value-type="string">
            <text:p text:style-name="Table_20_Contents">Kurzschwert </text:p>
          </table:table-cell>
          <table:table-cell table:style-name="Table2.A1" office:value-type="string">
            <text:p text:style-name="Table_20_Contents">Nahkampf </text:p>
          </table:table-cell>
        </table:table-row>
        <table:table-row>
          <table:table-cell table:style-name="Table2.A1" office:value-type="string">
            <text:p text:style-name="Table_20_Contents">Reiten </text:p>
          </table:table-cell>
          <table:table-cell table:style-name="Table2.A1" office:value-type="string">
            <text:p text:style-name="Table_20_Contents">nieder reiten, verfolgen </text:p>
          </table:table-cell>
        </table:table-row>
        <table:table-row>
          <table:table-cell table:style-name="Table2.A1" office:value-type="string">
            <text:p text:style-name="Table_20_Contents">Ringen </text:p>
          </table:table-cell>
          <table:table-cell table:style-name="Table2.A1" office:value-type="string">
            <text:p text:style-name="Table_20_Contents">auch Boxen, Schlagen </text:p>
          </table:table-cell>
        </table:table-row>
        <table:table-row>
          <table:table-cell table:style-name="Table2.A1" office:value-type="string">
            <text:p text:style-name="Table_20_Contents">Schild </text:p>
          </table:table-cell>
          <table:table-cell table:style-name="Table2.A1" office:value-type="string">
            <text:p text:style-name="Table_20_Contents">Verteidigen </text:p>
          </table:table-cell>
        </table:table-row>
        <table:table-row>
          <table:table-cell table:style-name="Table2.A1" office:value-type="string">
            <text:p text:style-name="Table_20_Contents">Schleuder </text:p>
          </table:table-cell>
          <table:table-cell table:style-name="Table2.A1" office:value-type="string">
            <text:p text:style-name="Table_20_Contents">Fernkampf </text:p>
          </table:table-cell>
        </table:table-row>
        <table:table-row>
          <table:table-cell table:style-name="Table2.A1" office:value-type="string">
            <text:p text:style-name="Table_20_Contents">Speer </text:p>
          </table:table-cell>
          <table:table-cell table:style-name="Table2.A1" office:value-type="string">
            <text:p text:style-name="Table_20_Contents">Nahkampf </text:p>
          </table:table-cell>
        </table:table-row>
        <table:table-row>
          <table:table-cell table:style-name="Table2.A1" office:value-type="string">
            <text:p text:style-name="Table_20_Contents">Speerwurf </text:p>
          </table:table-cell>
          <table:table-cell table:style-name="Table2.A1" office:value-type="string">
            <text:p text:style-name="Table_20_Contents">Fernkampf </text:p>
          </table:table-cell>
        </table:table-row>
        <table:table-row>
          <table:table-cell table:style-name="Table2.A1" office:value-type="string">
            <text:p text:style-name="Table_20_Contents">Streitwagen </text:p>
          </table:table-cell>
          <table:table-cell table:style-name="Table2.A1" office:value-type="string">
            <text:p text:style-name="Table_20_Contents">nieder fahren, Phalanx durchbrechen </text:p>
          </table:table-cell>
        </table:table-row>
        <table:table-row>
          <table:table-cell table:style-name="Table2.A1" table:number-columns-spanned="2" office:value-type="string">
            <text:p text:style-name="P12">Zur Person </text:p>
          </table:table-cell>
          <table:covered-table-cell/>
        </table:table-row>
        <table:table-row>
          <table:table-cell table:style-name="Table2.A1" office:value-type="string">
            <text:p text:style-name="Table_20_Contents">Muse </text:p>
          </table:table-cell>
          <table:table-cell table:style-name="Table2.A1" office:value-type="string">
            <text:p text:style-name="Table_20_Contents">Singen, Instrumente spielen, Steinmetz, Töpfern </text:p>
          </table:table-cell>
        </table:table-row>
        <table:table-row>
          <table:table-cell table:style-name="Table2.A1" office:value-type="string">
            <text:p text:style-name="Table_20_Contents">Handeln </text:p>
          </table:table-cell>
          <table:table-cell table:style-name="Table2.A1" office:value-type="string">
            <text:p text:style-name="Table_20_Contents">Verhandeln, Geld verdienen </text:p>
          </table:table-cell>
        </table:table-row>
        <table:table-row>
          <table:table-cell table:style-name="Table2.A1" office:value-type="string">
            <text:p text:style-name="Table_20_Contents">Rhetorik </text:p>
          </table:table-cell>
          <table:table-cell table:style-name="Table2.A1" office:value-type="string">
            <text:p text:style-name="Table_20_Contents">Leute überzeugen, Diplomatie </text:p>
          </table:table-cell>
        </table:table-row>
        <table:table-row>
          <table:table-cell table:style-name="Table2.A1" office:value-type="string">
            <text:p text:style-name="Table_20_Contents">Überleben </text:p>
          </table:table-cell>
          <table:table-cell table:style-name="Table2.A1" office:value-type="string">
            <text:p text:style-name="Table_20_Contents">In der Wildnis überleben </text:p>
          </table:table-cell>
        </table:table-row>
        <table:table-row>
          <table:table-cell table:style-name="Table2.A1" office:value-type="string">
            <text:p text:style-name="Table_20_Contents">Wissenschaft </text:p>
          </table:table-cell>
          <table:table-cell table:style-name="Table2.A1" office:value-type="string">
            <text:p text:style-name="Table_20_Contents">Flaschenzüge, Astronomie, Geometrie, Algebra </text:p>
          </table:table-cell>
        </table:table-row>
        <table:table-row>
          <table:table-cell table:style-name="Table2.A1" office:value-type="string">
            <text:p text:style-name="Table_20_Contents">Mystik </text:p>
          </table:table-cell>
          <table:table-cell table:style-name="Table2.A1" office:value-type="string">
            <text:p text:style-name="Table_20_Contents">Götter, Orakel, Prophezeiungen </text:p>
          </table:table-cell>
        </table:table-row>
        <table:table-row>
          <table:table-cell table:style-name="Table2.A1" office:value-type="string">
            <text:p text:style-name="Table_20_Contents">Schleichen </text:p>
          </table:table-cell>
          <table:table-cell table:style-name="Table2.A1" office:value-type="string">
            <text:p text:style-name="Table_20_Contents">Leise sein, sich verstecken </text:p>
          </table:table-cell>
        </table:table-row>
        <table:table-row>
          <table:table-cell table:style-name="Table2.A1" office:value-type="string">
            <text:p text:style-name="Table_20_Contents">Alchemie </text:p>
          </table:table-cell>
          <table:table-cell table:style-name="Table2.A1" office:value-type="string">
            <text:p text:style-name="Table_20_Contents">Gift, Heilmittel, Blei zu Gold, griechisches Feuer </text:p>
          </table:table-cell>
        </table:table-row>
        <table:table-row>
          <table:table-cell table:style-name="Table2.A1" office:value-type="string">
            <text:p text:style-name="Table_20_Contents">Steuermann </text:p>
          </table:table-cell>
          <table:table-cell table:style-name="Table2.A1" office:value-type="string">
            <text:p text:style-name="Table_20_Contents">Kurs finden, Strömungen erkennen </text:p>
          </table:table-cell>
        </table:table-row>
        <table:table-row>
          <table:table-cell table:style-name="Table2.A1" office:value-type="string">
            <text:p text:style-name="Table_20_Contents">Schiffsbau </text:p>
          </table:table-cell>
          <table:table-cell table:style-name="Table2.A1" office:value-type="string">
            <text:p text:style-name="Table_20_Contents">Löcher ausbessern, neue Schiffe bauen, Mast erneuern </text:p>
          </table:table-cell>
        </table:table-row>
      </table:table>
      <text:p text:style-name="Text_20_body"/>
      <text:p text:style-name="P6">Normalerweise ist es kein Problem, wenn Spieler weitere Fertigkeiten ins Spiel bringen.</text:p>
      <text:h text:style-name="P7" text:outline-level="2">Zähler (Tracks)</text:h>
      <text:p text:style-name="P6"><draw:frame draw:style-name="fr2" draw:name="Frame3" text:anchor-type="paragraph" svg:width="6.001cm" draw:z-index="2"><draw:text-box fo:min-height="0.499cm"><text:p text:style-name="P28">Herakles hat Athletik 4 und Ent­schlos­senheit 2, deswegen hat er nicht überall drei Kästchen:</text:p><text:p text:style-name="P28"/><table:table table:name="Table3" table:style-name="Table3"><table:table-column table:style-name="Table3.A"/><table:table-column table:style-name="Table3.B"/><table:table-row table:style-name="Table3.1"><table:table-cell table:style-name="Table3.A1" office:value-type="string"><text:p text:style-name="P10">Gesundheit </text:p></table:table-cell><table:table-cell table:style-name="Table3.A1" office:value-type="string"><text:p text:style-name="P10"><text:span text:style-name="T7">☐☐☐☐☐</text:span> </text:p></table:table-cell></table:table-row><table:table-row table:style-name="Table3.1"><table:table-cell table:style-name="Table3.A1" office:value-type="string"><text:p text:style-name="P10">Fassung </text:p></table:table-cell><table:table-cell table:style-name="Table3.A1" office:value-type="string"><text:p text:style-name="P14">☐☐☐☐</text:p></table:table-cell></table:table-row><table:table-row table:style-name="Table3.1"><table:table-cell table:style-name="Table3.A1" office:value-type="string"><text:p text:style-name="P10">Vermögen </text:p></table:table-cell><table:table-cell table:style-name="Table3.A1" office:value-type="string"><text:p text:style-name="P14">☐☐☐</text:p></table:table-cell></table:table-row></table:table><text:p text:style-name="P3"/></draw:text-box></draw:frame>Jeder Charakter hat pro Zähler drei Kästchen. Zu jedem Zähler gehört eine Fertigkeit, mit dem man die Anzahl Kästchen wie folgt erhöhen kann:</text:p>
      <text:list xml:id="list1904008112" text:style-name="L3">
        <text:list-item>
          <text:p text:style-name="P18">Eine Fertigkeit mit Wert 1-2 erhöht den Zähler um ein Kästchen auf vier.</text:p>
        </text:list-item>
        <text:list-item>
          <text:p text:style-name="P18">Eine Fertigkeit mit Wert 3-4 erhöht den Zähler um zwei Kästchen auf fünf.</text:p>
        </text:list-item>
        <text:list-item>
          <text:p text:style-name="P24">Eine Fertigkeit mit Wert 5 erhöht den Zähler um drei Kästchen auf sechs.</text:p>
        </text:list-item>
      </text:list>
      <table:table table:name="Table4" table:style-name="Table4">
        <table:table-column table:style-name="Table4.A"/>
        <table:table-column table:style-name="Table4.B"/>
        <table:table-row>
          <table:table-cell table:style-name="Table4.A1" office:value-type="string">
            <text:p text:style-name="P12">Zähler </text:p>
          </table:table-cell>
          <table:table-cell table:style-name="Table4.A1" office:value-type="string">
            <text:p text:style-name="P12">Fertigkeit </text:p>
          </table:table-cell>
        </table:table-row>
        <table:table-row>
          <table:table-cell table:style-name="Table4.A1" office:value-type="string">
            <text:p text:style-name="Table_20_Contents">Gesundheit </text:p>
          </table:table-cell>
          <table:table-cell table:style-name="Table4.A1" office:value-type="string">
            <text:p text:style-name="Table_20_Contents">Athletik </text:p>
          </table:table-cell>
        </table:table-row>
        <table:table-row>
          <table:table-cell table:style-name="Table4.A1" office:value-type="string">
            <text:p text:style-name="Table_20_Contents">Fassung </text:p>
          </table:table-cell>
          <table:table-cell table:style-name="Table4.A1" office:value-type="string">
            <text:p text:style-name="Table_20_Contents">Entschlossenheit </text:p>
          </table:table-cell>
        </table:table-row>
        <table:table-row>
          <table:table-cell table:style-name="Table4.A1" office:value-type="string">
            <text:p text:style-name="Table_20_Contents">Vermögen </text:p>
          </table:table-cell>
          <table:table-cell table:style-name="Table4.A1" office:value-type="string">
            <text:p text:style-name="Table_20_Contents">Mittel </text:p>
          </table:table-cell>
        </table:table-row>
      </table:table>
      <text:h text:style-name="P7" text:outline-level="2"/>
      <text:h text:style-name="P8" text:outline-level="2">Tricks (Stunts)</text:h>
      <text:p text:style-name="P6"><draw:frame draw:style-name="fr2" draw:name="Frame4" text:anchor-type="paragraph" svg:width="6.001cm" draw:z-index="3"><draw:text-box fo:min-height="0.499cm"><text:p text:style-name="P4"><text:span text:style-name="T5">Herakles hat den </text:span><text:span text:style-name="T6">Bogen des Apollo</text:span><text:span text:style-name="T5"> und das </text:span><text:span text:style-name="T6">Schwert des Apollo</text:span><text:span text:style-name="T5">, sowie eine </text:span><text:span text:style-name="T6">Ersatzfähigkeit</text:span><text:span text:style-name="T5"> für sich selber: So prächtig kann er Ringen, dass sein blosser Anblick oft stärker wirkt als jedes Wort – so dass er </text:span><text:span text:style-name="T6">Ringen</text:span><text:span text:style-name="T5"> anstelle von </text:span><text:span text:style-name="T6">Rhetorik</text:span><text:span text:style-name="T5"> verwenden kann. </text:span></text:p></draw:text-box></draw:frame>Jeder Charakter hat drei Tricks. Ein Trick ist einer der folgenden Vorteile:</text:p>
      <text:list xml:id="list761123879" text:style-name="L4">
        <text:list-item>
          <text:p text:style-name="P19">eine Begabung (welche es dem Spieler ermöglicht, eine Fertigkeit auch dann einzusetzen, wenn es eigentlich nicht mehr möglich ist, oder verboten wäre, oder ohne die Abzüge, welche andere sonst erleiden würden)</text:p>
        </text:list-item>
        <text:list-item>
          <text:p text:style-name="P19">ein Gegenstand (den der Spielleiter einem nicht wegnehmen kann)</text:p>
        </text:list-item>
        <text:list-item>
          <text:p text:style-name="P19">Ersatztfertigkeit für mich (eine bestehende Fertigkeit auf Wert 1-2 kann durch die gewählte, höhere Fertigkeit ersetzt werden; ohne Schicksalspunkt kann sie auf Stufe 3 eingesetzt werden; mit Schicksalspunkt kann der Wert der höheren Fertigkeit übernommen werden)</text:p>
        </text:list-item>
        <text:list-item>
          <text:p text:style-name="P19">Ersatzfertigkeit für andere (die gewählte Fertigkeit kann von Begleitern eingesetzt werden; Höchstwert ist 3)</text:p>
        </text:list-item>
        <text:list-item>
          <text:p text:style-name="P19">Bonusfertigkeit für andere (die gewählte Fertigkeit mit Mindestwert 3 kann dafür eingesetzt werden, um Begleitern einen +1 Bonus zu geben)</text:p>
        </text:list-item>
        <text:list-item>
          <text:p text:style-name="P19">Ein weiteres Kästchen für einen Zähler</text:p>
        </text:list-item>
        <text:list-item>
          <text:p text:style-name="P25">Zählerfertigkeit (die einem Zähler zugrunde liegende Fertigkeit kann durch eine andere Fertigkeit ersetzt werden)</text:p>
        </text:list-item>
      </text:list>
      <text:h text:style-name="P7" text:outline-level="2">Schicksalspunkte (Fate Points)</text:h>
      <text:p text:style-name="P6"><draw:frame draw:style-name="fr2" draw:name="Frame5" text:anchor-type="paragraph" svg:width="6.001cm" draw:z-index="4"><draw:text-box fo:min-height="0.499cm"><text:p text:style-name="Text_20_body"><text:span text:style-name="T5">Herakles ringt gegen den nemëischen Löwen. Am Tisch wird entschieden, dies mit einem einfach Test gegeneinander zu regeln und diskutiert kurz die Konse–quenzen von Sieg und Niederlage. Der Löwe würfelt 3 und addiert seine Kampfesfertigkeit von 3 zu einem Total von 6. Herakles würfelt eine 0, addiert sein Ringen von 5 und kommt zu einem Total von 5. Der Spieler erzählt, dass Herakles ja </text:span><text:span text:style-name="T6">übernatürliche Kraft</text:span><text:span text:style-name="T5"> besitzt, welche er aus Heras Brust gesogen. Er zahlt einen Schicksalspunkt und addiert +2 zu seinem Resultat für ein Total von 7, und so gewinnt Herakles dank der Macht des Schicksals. Es bleiben ihm fünf Schicksalspunkte für den Rest des Abends. </text:span></text:p></draw:text-box></draw:frame>Pro Abend erhalten die Charaktere einen Schicksalspunkt pro Aspekt (maximal also zehn).</text:p>
      <text:p text:style-name="P6">Einen Schicksalspunkt kann man wie folgt nach dem Würfeln einsetzen: Man erzählt, warum ein Aspekt die Situation beeinflusst und wenn alle einverstanden sind, <text:span text:style-name="Strong_20_Emphasis">addiert man +2</text:span> auf den Wurf oder <text:span text:style-name="T4">würfelt noch mal</text:span>.</text:p>
      <text:p text:style-name="P6">Wer dem Spielleiter einen Vorschlag zum eigenen Nachteil vorschlägt, erhält einen Schicksalspunkt, wenn der Spielleiter darauf eingeht.</text:p>
      <text:p text:style-name="P6">Wer einen Vorschlag des Spielleiters zum eigenen Nachteil annimmt, erhält einen Schicksalspunkt; anderenfalls muss ein Schicksalspunkt gezahlt werden. Im Kampf nimmt dies meistens die Form von “setzen eine Runde aus und nimm dafür einen Schicksalspunkt”.</text:p>
      <text:p text:style-name="P6">Wenn ein Spieler einen neuen Fakt in die Spielwelt einführen will, muss er hierfür einen Schicksalspunkt zahlen und das Einverständnis des Spielleiter haben.</text:p>
      <text:p text:style-name="P6">Aspekte gibt es auch für Gegner, die Szene, die Gegend und vieles mehr. Schlussendlich sind sie alle Gelegenheiten, mit der Welt zu interagieren und Schicksalspunkte auszugeben.</text:p>
      <text:h text:style-name="P8" text:outline-level="2">Kampfrunden</text:h>
      <text:p text:style-name="P6"><draw:frame draw:style-name="fr2" draw:name="Frame6" text:anchor-type="paragraph" svg:width="6.001cm" draw:z-index="5"><draw:text-box fo:min-height="0.499cm"><text:p text:style-name="Text_20_body"><text:span text:style-name="T5">Herakles ringt mit dem kretischen Stier. Dieser verwüstet die ganze Insel: Hörner 5, Trampeln 4, Kraft 4, Ausweichen 3. Gesundheit </text:span><text:span text:style-name="T8">☐☐☐</text:span><text:span text:style-name="T5"> – die Fertigkeiten sind frei erfunden. Der Stier ist </text:span><text:span text:style-name="T6">schweissnass</text:span><text:span text:style-name="T5"> (ein Aspekt auf dem Gegner) und </text:span><text:span text:style-name="T6">die Sonne brennt vom Himmel</text:span><text:span text:style-name="T5"> (ein Aspekt der Gegend).</text:span></text:p><text:p text:style-name="Text_20_body"><text:span text:style-name="T5">Erste Runde: Herakles würfelt 0, addiert Ringen, gibt 5. Der Stier würfelt -1, addiert Ausweichen, gibt 2. Die Differenz ist 3 zugunsten von Herakles. Der Stier hat nun Gesundheit </text:span><text:span text:style-name="T8">☐☐☒</text:span><text:span text:style-name="T5">. Der Stier greift nun an und würfelt 1, addiert Hörner, gibt 6. Herakles würfelt -1. Der Spieler meint, dass Herakles der </text:span><text:span text:style-name="T6">Sohn der Götter</text:span><text:span text:style-name="T5"> ist, und Apollos Segen ihm hilft. Er zahlt einen Schicksals­punkt und würfelt -3! Pech gehabt. Apollo hat sich abgewendet. Der Spieler meint, dass nun Herakles’ </text:span><text:span text:style-name="T6">Jähzorn</text:span><text:span text:style-name="T5"> erwacht, zahlt noch einen Schicksalspunkt und würfelt 2, addiert Akrobatik, gibt 5. Der Spieler meint, Herkules habe </text:span><text:span text:style-name="T6">über­natürliche Kraft</text:span><text:span text:style-name="T5"> und trotze dem Stier, zahlt einen dritten Schicksalspunkt und addiert 2, gibt 7. Nun ist der Angriff endlich abge­wehrt. Herakles bleiben zwei Schicksals­punkte.</text:span></text:p><text:p text:style-name="P3">Zweite Runde: Herakles würfelt 1, addiert Ringen, gibt 6. Weil <text:span text:style-name="T1">die Sonne vom Himmel brennt</text:span> und den Stier blendet (noch ein Schicksalspunkt) für +2 und Herakles <text:span text:style-name="T1">übernatürliche Kraft</text:span> hat (kostet den letzten Schicksalspunkt) für +2, gibt 10. Der Stier würfelt -1, addiert Kraft, gibt 3. Die Differenz ist 7 zugunsten von Herakles. Der Stier bietet eine schwere (-4) und eine mittlere (-2) Konsequenz an: Die <text:span text:style-name="T1">Hörner brechen</text:span> ab und der Stier endet im <text:span text:style-name="T1">Würgegriff</text:span>. Die Differenz wird somit von 7 auf 1 reduziert. Der Stier hat nun Gesundheit <text:span text:style-name="T7">☒☐☒</text:span>. Der Stier würfelt -1, addiert Tram­peln, gibt 3. Herkules würfelt 0, addiert Akrobatik, gibt drei. Nichts passiert.</text:p><text:p text:style-name="P3">Dritte Runde: Herakles würfelt -2, verwendet die <text:span text:style-name="T1">brechenden Hörner</text:span> (Kon­sequenzen sind ein mal frei zu verwenden) und würfelt 3, addiert Ringen, und ver­wendet den <text:span text:style-name="T1">Würgegriff</text:span>, gibt wieder 10. Der Stier gibt auf und bietet die Gefangenschaft an, welche der Herakles akzeptiert. </text:p></draw:text-box></draw:frame>In jeder Runde kann man sich um eine Zone auf der Karte bewegen (falls es eine Karte gibt) <text:span text:style-name="T1">und</text:span> eine der folgenden Aktionen durchführen:</text:p>
      <text:list xml:id="list1547042263" text:style-name="L5">
        <text:list-item>
          <text:p text:style-name="P20">Bewegen (Akrobatik Test bestimmt wie viele weitere Zonen man sich bewegen darf)</text:p>
        </text:list-item>
        <text:list-item>
          <text:p text:style-name="P20">Manöver (um einen temporären Aspekt einzuführen, der von der eigenen Seite ein mal frei zu verwenden ist)</text:p>
        </text:list-item>
        <text:list-item>
          <text:p text:style-name="P26">Angreifen (siehe unten)</text:p>
        </text:list-item>
      </text:list>
      <text:p text:style-name="P6">Man darf nie die gleiche Fertigkeit zwei mal hintereinander anwenden. Wer also mit einer Fertigkeit verteidigt, darf damit nicht angreifen. Wer mit Akrobatik ausweicht, darf sich das nächste Mal nur um eine Zone bewegen.</text:p>
      <text:h text:style-name="P9" text:outline-level="3">Angreifen</text:h>
      <text:p text:style-name="P6">Um Anzugreifen, würfelt man die Fudge Würfel und addiert die passende Fertigkeit und zieht die Zonendifferenz ab, wenn man sich nicht in der gleichen Zone befindet.</text:p>
      <text:p text:style-name="P6">Um Abzuwehren, würfelt man die Fudge Würfel und addiert eine passende Fertigkeit. Der Verteidigungswurf gilt gegen alle Angriffe dieser Runde.</text:p>
      <text:p text:style-name="P6">Ist die Differenz zum Vorteil des Angreifers, ist dieser Wert auf dem entsprechenden Zähler einzutragen (Gesundheit oder Fassung; beim ersten Treffer sowohl Gesundheit als auch Fassung). Ist das Kästchen voll, muss ein höheres Kästchen genommen werden. Gibt es kein freies Kästchen mehr, müssen Konsequenzen genommen werden, um dies zu kompensieren.</text:p>
      <text:p text:style-name="P6">Man kann drei Konsequenzen nehmen: Die milde Konsequenz ist ein Kästchen wert, die mittlere Konsequenz ist zwei Kästchen wert und die schwere Konsequenz ist vier Kästchen wert. Kann der Schaden nicht mehr kompensiert werden, scheidet man aus. Man kann dem Gegner auch jederzeit eine Konzession anbieten und aufgeben.</text:p>
      <text:p text:style-name="P6">Konsequenzen sind Aspekte, welche für die Gegenseite ein mal frei zu verwenden sind.</text:p>
      <text:p text:style-name="P6">Wer die Fassung eines Gegners angreift, während dem andere Leute die Gesundheit angreifen, hat man den temporären Aspekt “Gefundenes Fressen”, welcher von der Gegenseite ein mal frei zu verwenden ist.</text:p>
      <text:p text:style-name="P6">Ist die Differenz um mindestens drei zum Vorteil der Verteidigung, erhält der Charakter “Schwung” und damit einen +1 Bonus auf die nächste Aktion.</text:p>
      <text:h text:style-name="P8" text:outline-level="2">Ende des Spielabends</text:h>
      <text:p text:style-name="P6"><draw:frame draw:style-name="fr2" draw:name="Frame7" text:anchor-type="paragraph" svg:width="6.001cm" draw:z-index="6"><draw:text-box fo:min-height="0.499cm"><text:p text:style-name="Text_20_body"><text:span text:style-name="T5">Herakles hat die Hydra erschlagen und seine Pfeile in ihr Blut getaucht. Er gibt sich den Aspekt </text:span><text:span text:style-name="T6">vergiftete Pfeile</text:span><text:span text:style-name="T5"> und tauscht Mystik mit Muse aus, weil er sich seinem göttlichen Erbe näher fühlt und sowieso nie die Leier rührt. Er muss keinen Aspekt streichen, weil er ja noch nicht alle zehn gewählt hat. Zu Beginn des nächsten Spielabends wird Herakles sieben statt nur sechs Schicksalspunkte erhalten. </text:span></text:p></draw:text-box></draw:frame>Am Ende des Abends darf man </text:p>
      <text:list xml:id="list1305409454" text:style-name="L6">
        <text:list-item>
          <text:p text:style-name="P21">zwei nebeneinander liegende Fertigkeiten tauschen und einen Aspekt austauschen.</text:p>
        </text:list-item>
        <text:list-item>
          <text:p text:style-name="P21">Alle Kästchen der drei Zähler leeren.</text:p>
        </text:list-item>
        <text:list-item>
          <text:p text:style-name="P21">Wer für einen Zähler eine milde Konsequenz erlitten hat, diese streichen.</text:p>
        </text:list-item>
        <text:list-item>
          <text:p text:style-name="P21">Wer für einen Zähler eine mittlere Konsequenz erlitten hat, darf diese erst am Ende des nächsten Spielabends streichen.</text:p>
        </text:list-item>
        <text:list-item>
          <text:p text:style-name="P27">Wer für einen Zähler eine schwere Konsequenz erlitten hat, darf diese am Ende des nächsten Spielabends nur streichen, falls der Zähler den ganzen Spielabend hindurch kein einziges Kästchen verloren hat.</text:p>
        </text:list-item>
      </text:list>
      <text:h text:style-name="P5" text:outline-level="2">Lizenz: Open Game License Version 1.0a </text:h>
      <text:p text:style-name="License">The following text is the property of Wizards of the Coast, Inc. and is Copyright 2000 Wizards of the Coast, Inc (“Wizards”). All Rights Reserved.</text:p>
      <text:list xml:id="list1074365068" text:style-name="L7">
        <text:list-item>
          <text:p text:style-name="P29">Definitions: (a) “Contributors” means the copyright and/or trademark owners who have contributed Open Game Content; (b) “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 “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list-item>
        <text:list-item>
          <text:p text:style-name="P29">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list-item>
        <text:list-item>
          <text:p text:style-name="P29">Offer and Acceptance: By Using the Open Game Content You indicate Your acceptance of the terms of this License.</text:p>
        </text:list-item>
        <text:list-item>
          <text:p text:style-name="P29">Grant and Consideration: In consideration for agreeing to use this License, the Contributors grant You a perpetual, worldwide, royalty- free, non-exclusive license with the exact terms of this License to Use, the Open Game Content.</text:p>
        </text:list-item>
        <text:list-item>
          <text:p text:style-name="P29">Representation of Authority to Contribute: If You are contributing original material as Open Game Content, You represent that Your Contributions are Your original creation and/or You have sufficient rights to grant the rights conveyed by this License.</text:p>
        </text:list-item>
        <text:list-item>
          <text:p text:style-name="P29">Notice of License Copyright: You must update the COPYRIGHT NOTICE portion of this License to include the exact text of the COPYRIGHT NOTICE of any Open Game Content You are copying, modifying or distributing, and You must add the title, the copy- right date, and the copyright holder’s name to the COPYRIGHT NOTICE of any original Open Game Content you Distribute.</text:p>
        </text:list-item>
        <text:list-item>
          <text:p text:style-name="P29">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list-item>
        <text:list-item>
          <text:p text:style-name="P29">Identification: If you distribute Open Game Content You must clearly indicate which portions of the work that you are distrib- uting are Open Game Content.</text:p>
        </text:list-item>
        <text:list-item>
          <text:p text:style-name="P29">Updating the License: Wizards or its designated Agents may publish updated versions of this License. You may use any autho- rized version of this License to copy, modify and distribute any Open Game Content originally distributed under any version of this License.</text:p>
        </text:list-item>
        <text:list-item>
          <text:p text:style-name="P29">Copy of this License: You MUST include a copy of this License with every copy of the Open Game Content You Distribute.</text:p>
        </text:list-item>
        <text:list-item>
          <text:p text:style-name="P29">Use of Contributor Credits: You may not market or advertise the Open Game Content using the name of any Contributor unless You have written permission from the Contributor to do so.</text:p>
        </text:list-item>
        <text:list-item>
          <text:p text:style-name="P29">Inability to Comply: If it is impossible for You to comply with any of the terms of this License with respect to some or all of the Open Game Content due to statute, judicial order, or governmental regulation then You may not Use any Open Game Material so affected.</text:p>
        </text:list-item>
        <text:list-item>
          <text:p text:style-name="P29">Termination: This License will terminate automatically if You fail to comply with all terms herein and fail to cure such breach within 30 days of becoming aware of the breach. All sublicenses shall survive the termination of this License.</text:p>
        </text:list-item>
        <text:list-item>
          <text:p text:style-name="P29">Reformation: If any provision of this License is held to be unenforceable, such provision shall be reformed only to the extent necessary to make it enforceable.</text:p>
        </text:list-item>
        <text:list-item>
          <text:p text:style-name="P15"><text:span text:style-name="T2">COPYRIGHT NOTICE<text:line-break/>Open Game License v 1.0 © 2000, Wizards of the Coast, Inc.<text:line-break/></text:span><text:a xlink:type="simple" xlink:href="http://www.fudgerpg.com/"><text:span text:style-name="T2">Fudge System</text:span></text:a><text:span text:style-name="T2"> 1995 version © 1992-1995 by Steffan O’Sullivan, © 2005 by Grey Ghost Press, Inc.; Author Steffan O’Sullivan.<text:line-break/></text:span><text:a xlink:type="simple" xlink:href="http://www.faterpg.com/"><text:span text:style-name="T2">FATE</text:span></text:a><text:span text:style-name="T2"> (Fantastic Adventures in Tabletop Entertainment) © 2003 by Evil Hat Productions LLC; Authors Robert Donoghue and Fred Hicks.<text:line-break/></text:span><text:a xlink:type="simple" xlink:href="http://www.crackmonkey.org/%7Enick/loyhargil/fate3/fate3.html"><text:span text:style-name="T2">Spirit of the Century</text:span></text:a><text:span text:style-name="T2"> © 2006, Evil Hat Productions LLC. Authors Robert Donoghue, Fred Hicks, and Leonard Balsera.<text:line-break/></text:span><text:a xlink:type="simple" xlink:href="http://www.vsca.ca/Diaspora/diaspora-srd.html"><text:span text:style-name="T2">Diaspora</text:span></text:a><text:span text:style-name="T2"> © VSCA Publishing. Authors Brad Murray, C.W. Marshall, Tim Dyke and Byron Kerr.<text:line-break/></text:span><text:a xlink:type="simple" xlink:href="http://campaignwiki.org/wiki/MontagInZürich/Der_Geist_Mesopotamiens"><text:span text:style-name="T2">Der Geist Mesopotamiens</text:span></text:a><text:span text:style-name="T2"> © 2010 by Alex Schröder.</text:span></text:p>
        </text:list-item>
      </text:list>
      <text:p text:style-name="P2">For purposes of this license, nothing is considered to be Product Identity in addition to anything covered in section 1, above. </text:p>
      <text:p text:style-name="Text_20_body"><text:span text:style-name="T2">The font for the title is </text:span><text:a xlink:type="simple" xlink:href="http://www.antipope.org/feorag/freestuff/chapbook.html"><text:span text:style-name="T2">Chapbook</text:span></text:a><text:span text:style-name="T2"> by </text:span><text:span text:style-name="T3">by Feòrag NicBhrìde and </text:span><text:span text:style-name="T2">licensed under a </text:span><text:a xlink:type="simple" xlink:href="http://creativecommons.org/licenses/by-nc-sa/3.0/"><text:span text:style-name="T3">Creative Commons License</text:span></text:a><text:span text:style-name="T3"> (Attribution-NonCommercial-ShareAlike 3.0 Unported)</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aramond" svg:font-family="Garamond"/>
    <style:font-face style:name="Garamond Bold" svg:font-family="'Garamond Bold'"/>
    <style:font-face style:name="OpenSymbol" svg:font-family="OpenSymbol"/>
    <style:font-face style:name="Tahoma1" svg:font-family="Tahoma"/>
    <style:font-face style:name="Times New Roman" svg:font-family="'Times New Roman'" style:font-family-generic="roman" style:font-pitch="variable"/>
    <style:font-face style:name="Arial Unicode MS" svg:font-family="'Arial Unicode MS'" style:font-family-generic="swiss" style:font-pitch="variable"/>
    <style:font-face style:name="Chapbook" svg:font-family="Chapbook" style:font-family-generic="swiss" style:font-pitch="variable"/>
    <style:font-face style:name="Garamond2" svg:font-family="Garamond" style:font-family-generic="swiss" style:font-pitch="variable"/>
    <style:font-face style:name="Garamond1" svg:font-family="Garamond" style:font-adornments="Bold" style:font-family-generic="swiss" style:font-pitch="variable"/>
    <style:font-face style:name="Helvetica" svg:font-family="Helvetica"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aramond" fo:font-size="12pt" fo:language="de" fo:country="CH"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Garamond Bold" fo:font-size="16pt" style:font-name-asian="Arial"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name="Garamond"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Garamond"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Garamond" style:font-size-asian="12pt"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style:font-size-asian="24pt" style:font-weight-asian="bold" style:font-name-complex="Tahoma" style:font-size-complex="24pt" style:font-weight-complex="bold"/>
    </style:style>
    <style:style style:name="Heading_20_2" style:display-name="Heading 2" style:family="paragraph" style:next-style-name="Text_20_body" style:default-outline-level="2" style:list-style-name="" style:class="text">
      <style:text-properties style:font-name="Garamond2" fo:font-size="18pt" fo:language="de" fo:country="CH" fo:font-weight="bold" style:font-name-asian="Arial"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Garamond1" fo:font-size="14pt" fo:font-weight="bold" style:font-name-asian="Arial" style:font-size-asian="14pt" style:font-weight-asian="bold" style:font-name-complex="Tahoma" style:font-size-complex="14pt"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cense" style:family="paragraph" style:parent-style-name="Text_20_body">
      <style:text-properties style:font-name="Garamond2"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Schroeder</meta:initial-creator>
    <meta:creation-date>2011-02-08T00:24:05</meta:creation-date>
    <dc:date>2011-02-09T01:38:41</dc:date>
    <dc:creator>Alex Schroeder</dc:creator>
    <meta:editing-duration>PT01H53M08S</meta:editing-duration>
    <meta:editing-cycles>14</meta:editing-cycles>
    <meta:generator>NeoOffice/3.1.2$Unix OpenOffice.org_project/Patch 1</meta:generator>
    <meta:document-statistic meta:table-count="4" meta:image-count="0" meta:object-count="0" meta:page-count="6" meta:paragraph-count="165" meta:word-count="2898" meta:character-count="18830"/>
  </office:meta>
</office:document-meta>
</file>